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QUESTION NO 1:</text:p>
      <text:p text:style-name="Standard"/>
      <text:p text:style-name="Standard">#include&lt;unistd.h&gt;</text:p>
      <text:p text:style-name="Standard">#include&lt;stdio.h&gt;</text:p>
      <text:p text:style-name="Standard"/>
      <text:p text:style-name="Standard">void main()</text:p>
      <text:p text:style-name="Standard">{</text:p>
      <text:p text:style-name="Standard"><text:tab/>int fd[2];<text:tab/><text:tab/></text:p>
      <text:p text:style-name="Standard"><text:tab/>while(1)</text:p>
      <text:p text:style-name="Standard"><text:tab/>{</text:p>
      <text:p text:style-name="Standard"><text:tab/>pipe(fd);</text:p>
      <text:p text:style-name="Standard"><text:tab/><text:tab/>if(fork() == 0) //child</text:p>
      <text:p text:style-name="Standard"><text:tab/><text:tab/>{<text:tab/></text:p>
      <text:p text:style-name="Standard"><text:tab/><text:tab/><text:tab/>char buff_w[50];</text:p>
      <text:p text:style-name="Standard"><text:tab/><text:tab/><text:tab/>char<text:s/>buff_r[50] ;</text:p>
      <text:p text:style-name="Standard"><text:tab/><text:tab/><text:tab/></text:p>
      <text:p text:style-name="Standard"><text:tab/><text:tab/><text:tab/></text:p>
      <text:p text:style-name="Standard"><text:tab/><text:tab/><text:tab/>scanf(" %s ",buff_w);</text:p>
      <text:p text:style-name="Standard"><text:tab/><text:tab/><text:tab/></text:p>
      <text:p text:style-name="Standard"><text:tab/><text:tab/><text:tab/>write(fd[1],buff_w,sizeof(buff_w));</text:p>
      <text:p text:style-name="Standard"><text:tab/><text:tab/><text:tab/>read(fd[1],buff_r,sizeof(buff_r));<text:tab/><text:tab/></text:p>
      <text:p text:style-name="Standard"><text:tab/><text:tab/><text:tab/>printf("parent say : %s \n",buff_r);</text:p>
      <text:p text:style-name="Standard"><text:tab/><text:tab/><text:tab/></text:p>
      <text:p text:style-name="Standard"><text:tab/><text:tab/><text:tab/><text:tab/>close(fd[1]);<text:tab/></text:p>
      <text:p text:style-name="Standard"><text:tab/><text:tab/><text:tab/><text:tab/></text:p>
      <text:p text:style-name="Standard"><text:tab/><text:tab/>}</text:p>
      <text:p text:style-name="Standard"><text:tab/><text:tab/>else<text:s/><text:tab/><text:tab/></text:p>
      <text:p text:style-name="Standard"><text:tab/><text:tab/>{<text:tab/></text:p>
      <text:p text:style-name="Standard"><text:tab/><text:tab/><text:tab/><text:tab/>char buff_r[50] ;</text:p>
      <text:p text:style-name="Standard"><text:tab/><text:tab/><text:tab/><text:tab/>char buff_w[50];</text:p>
      <text:p text:style-name="Standard"><text:tab/><text:tab/><text:tab/><text:tab/>scanf(" %s ",buff_w);</text:p>
      <text:p text:style-name="Standard"><text:tab/><text:tab/><text:tab/><text:tab/></text:p>
      <text:p text:style-name="Standard"><text:tab/><text:tab/><text:tab/><text:tab/>read(fd[0],buff_r,sizeof(buff_r));</text:p>
      <text:p text:style-name="Standard"><text:tab/><text:tab/><text:tab/><text:tab/>printf("child say : %s \n",buff_r);</text:p>
      <text:p text:style-name="Standard"><text:tab/><text:tab/><text:tab/><text:tab/>write(fd[0],buff_w,sizeof(buff_w));</text:p>
      <text:p text:style-name="Standard"><text:tab/><text:tab/><text:tab/><text:tab/>close(fd[0]);</text:p>
      <text:p text:style-name="Standard"><text:tab/><text:tab/><text:tab/><text:tab/></text:p>
      <text:p text:style-name="Standard"><text:tab/><text:tab/><text:tab/><text:tab/>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/>
      <text:p text:style-name="P2">QUESTION NO 2:</text:p>
      <text:p text:style-name="Standard"/>
      <text:p text:style-name="Standard">NO, we cannot do this. two seprate programms cannot be run through same pipe. we can only do this by staying in same program using pipe because od descriptor.</text:p>
      <text:p text:style-name="Standard"/>
      <text:p text:style-name="Standard"/>
      <text:p text:style-name="P3">QUESTION NO 3:</text:p>
      <text:p text:style-name="Standard">#include &lt;stdio.h&gt;</text:p>
      <text:soft-page-break/>
      <text:p text:style-name="Standard">#include &lt;sys/types.h&gt;</text:p>
      <text:p text:style-name="Standard">#include &lt;unistd.h&gt;</text:p>
      <text:p text:style-name="Standard">#include &lt;string.h&gt;</text:p>
      <text:p text:style-name="Standard">#include &lt;stdlib.h&gt;</text:p>
      <text:p text:style-name="Standard"/>
      <text:p text:style-name="Standard"/>
      <text:p text:style-name="Standard"/>
      <text:p text:style-name="Standard">int main(){</text:p>
      <text:p text:style-name="Standard"/>
      <text:p text:style-name="Standard">FILE *fp;</text:p>
      <text:p text:style-name="Standard">int numb;</text:p>
      <text:p text:style-name="Standard">int read;</text:p>
      <text:p text:style-name="Standard">fp=fopen("File.txt","w+");</text:p>
      <text:p text:style-name="Standard"/>
      <text:p text:style-name="Standard"/>
      <text:p text:style-name="Standard">if(fp == NULL){</text:p>
      <text:p text:style-name="Standard"><text:tab/></text:p>
      <text:p text:style-name="Standard"><text:tab/>printf("File not opened.\n");</text:p>
      <text:p text:style-name="Standard">}</text:p>
      <text:p text:style-name="Standard"/>
      <text:p text:style-name="Standard">else{</text:p>
      <text:p text:style-name="Standard"/>
      <text:p text:style-name="Standard"><text:tab/>printf("file opened.\n");</text:p>
      <text:p text:style-name="Standard">}</text:p>
      <text:p text:style-name="Standard"/>
      <text:p text:style-name="Standard"/>
      <text:p text:style-name="Standard">printf("Enter a number: ");</text:p>
      <text:p text:style-name="Standard">scanf("%d",&amp;numb);</text:p>
      <text:p text:style-name="Standard"/>
      <text:p text:style-name="Standard"/>
      <text:p text:style-name="Standard">fwrite(&amp;numb,sizeof(int),1,fp);</text:p>
      <text:p text:style-name="Standard"/>
      <text:p text:style-name="Standard"/>
      <text:p text:style-name="Standard">if(fork() == 0){</text:p>
      <text:p text:style-name="Standard"/>
      <text:p text:style-name="Standard">rewind(fp);</text:p>
      <text:p text:style-name="Standard">fread(&amp;read,sizeof(int),1,fp);</text:p>
      <text:p text:style-name="Standard">printf("number is: %d\n",read);</text:p>
      <text:p text:style-name="Standard"/>
      <text:p text:style-name="Standard">int i;</text:p>
      <text:p text:style-name="Standard">for(i=read-1;i&gt;0;i--){</text:p>
      <text:p text:style-name="Standard"/>
      <text:p text:style-name="Standard">read=read * i;</text:p>
      <text:p text:style-name="Standard"/>
      <text:p text:style-name="Standard"/>
      <text:p text:style-name="Standard">}</text:p>
      <text:p text:style-name="Standard">rewind(fp);</text:p>
      <text:p text:style-name="Standard">fwrite(&amp;read,sizeof(int),1,fp);</text:p>
      <text:p text:style-name="Standard"/>
      <text:p text:style-name="Standard">}</text:p>
      <text:p text:style-name="Standard"/>
      <text:p text:style-name="Standard">else{</text:p>
      <text:p text:style-name="Standard"/>
      <text:p text:style-name="Standard">sleep(3);</text:p>
      <text:p text:style-name="Standard">rewind(fp);</text:p>
      <text:p text:style-name="Standard">fread(&amp;read,sizeof(int),1,fp);</text:p>
      <text:p text:style-name="Standard"/>
      <text:p text:style-name="Standard">printf("Factorial of number is: %d\n",read);</text:p>
      <text:p text:style-name="Standard"/>
      <text:p text:style-name="Standard">}</text:p>
      <text:p text:style-name="Standard"/>
      <text:p text:style-name="Standard"/>
      <text:p text:style-name="Standard">fclose(fp);</text:p>
      <text:p text:style-name="Standard">}</text:p>
      <text:p text:style-name="P4"/>
      <text:p text:style-name="P5">QUESTION NO 4:</text:p>
      <text:p text:style-name="P6"/>
      <text:p text:style-name="Standard">#include&lt;fcntl.h&gt;</text:p>
      <text:p text:style-name="Standard">#include&lt;stdio.h&gt;</text:p>
      <text:p text:style-name="Standard">#include&lt;sys/stat.h&gt;</text:p>
      <text:p text:style-name="Standard">#include&lt;sys/types.h&gt;</text:p>
      <text:p text:style-name="Standard">#include&lt;unistd.h&gt;</text:p>
      <text:p text:style-name="Standard"/>
      <text:p text:style-name="Standard">int main(int argc, char* argv[] )</text:p>
      <text:p text:style-name="Standard">{</text:p>
      <text:p text:style-name="Standard"><text:tab/><text:tab/>char buff[500];</text:p>
      <text:p text:style-name="Standard"><text:tab/><text:tab/>int fd[2];</text:p>
      <text:p text:style-name="Standard"><text:tab/><text:tab/>pipe(fd);</text:p>
      <text:p text:style-name="Standard"><text:tab/><text:tab/></text:p>
      <text:p text:style-name="Standard"><text:tab/><text:tab/>int fd11=open(argv[1],O_RDWR,0777);</text:p>
      <text:p text:style-name="Standard"><text:tab/><text:tab/>read(fd11,buff,sizeof(buff)); <text:s text:c="3"/></text:p>
      <text:p text:style-name="Standard"><text:tab/><text:tab/>close(fd11);</text:p>
      <text:p text:style-name="Standard"><text:tab/><text:tab/>write(fd[1],buff,sizeof(buff));<text:tab/><text:tab/></text:p>
      <text:p text:style-name="Standard"><text:tab/><text:tab/></text:p>
      <text:p text:style-name="Standard"><text:tab/><text:tab/></text:p>
      <text:p text:style-name="Standard"><text:tab/><text:tab/>read(fd[0],buff,sizeof(buff)); <text:s/><text:tab/><text:tab/></text:p>
      <text:p text:style-name="Standard"><text:tab/><text:tab/>int fd211=open(argv[2],O_RDWR | O_CREAT,0777);<text:s/></text:p>
      <text:p text:style-name="Standard"><text:tab/><text:tab/></text:p>
      <text:p text:style-name="Standard"><text:tab/><text:tab/>write(fd211,buff,sizeof(buff));<text:tab/></text:p>
      <text:p text:style-name="Standard"><text:s/><text:tab/></text:p>
      <text:p text:style-name="Standard"><text:s text:c="3"/>return 0;</text:p>
      <text:p text:style-name="Standard">}</text:p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eer Muhammad Toqeer</dc:creator>
    <meta:creation-date>2018-03-21T13:43:00Z</meta:creation-date>
    <dc:date>2018-05-05T10:57:00Z</dc:date>
    <meta:template xlink:href="Normal" xlink:type="simple"/>
    <meta:editing-cycles>5</meta:editing-cycles>
    <meta:editing-duration>PT360S</meta:editing-duration>
    <meta:document-statistic meta:page-count="3" meta:paragraph-count="3" meta:word-count="290" meta:character-count="1942" meta:row-count="13" meta:non-whitespace-character-count="1655"/>
  </office:meta>
</office:document-meta>
</file>